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logline"/>Logline<text:bookmark-end text:name="logline"/></text:h>
      <text:p text:style-name="First_20_paragraph">A struggling young American journalist and an Indonesian college<text:line-break/>student, both craving personal and professional freedom, come together<text:line-break/>to solve the mysterious disappearance of an American blockade runner.<text:line-break/>Their journey of discovery takes them from the danger and privation of a<text:line-break/>nation under siege to the glittering social scene of a colonial capital,<text:line-break/>and ends with the realization of what freedom really means.</text:p>
      <text:h text:style-name="Heading_20_1" text:outline-level="1"><text:bookmark-start text:name="introducing-cameron-and-muharto"/>Introducing Cameron and Muharto<text:bookmark-end text:name="introducing-cameron-and-muharto"/></text:h>
      <text:p text:style-name="First_20_paragraph">In 1988 in Jakarta, Cameron Bishop, an engaging, disheveled<text:line-break/>young American, toiling away as proofreader an startup English-language<text:line-break/>newspaper, interviews retired Indonesian Air Force Major Petit Muharto<text:line-break/>about his blockade-running missions with American naval veteran Bob<text:line-break/>Freeberg in his cargo plane, designated RI-002, during Indonesia's<text:line-break/>post-war struggle for independence.</text:p>
      <text:p text:style-name="Text_20_body">As the story unfolds, Cameron realizes that the tales of this<text:line-break/>free-booting adventurer, and the mystery of the last flight, when<text:line-break/>Freeberg and RI-002 vanished while carrying a ton of gold bullion to<text:line-break/>Sumatra ahead of a feared Dutch invasion of Jogjakarta, was worth a<text:line-break/>book, not just a newspaper article. Cameron and Muharto agree to<text:line-break/>collaborate to investigate the mystery, with luck producing a<text:line-break/>best-selling book that would jump-start the ambitious young<text:line-break/>journalist's career, bring a sense of closure to a veteran freedom<text:line-break/>fighter haunted by his past, and to grant a forgotten hero his due<text:line-break/>recognition. But Syd Jardine, an alcoholic, veteran foreign<text:line-break/>correspondent washed up in Jakarta cautions against Freeberg being<text:line-break/>portrayed as a "white savior" who singlehandedly saved the nation.</text:p>
      <text:h text:style-name="Heading_20_1" text:outline-level="1"><text:bookmark-start text:name="introducing-julia"/>Introducing Julia<text:bookmark-end text:name="introducing-julia"/></text:h>
      <text:p text:style-name="First_20_paragraph">Cameron enlists the assistance of Julia Suryakusuma, an attractive,<text:line-break/>bookish woman in her early 20s, interning at the National Library while<text:line-break/>she finishes her degree. Julia dreams of escaping her loving, but<text:line-break/>parochial military family, who are pressuring her to marry a suitable<text:line-break/>boy, by obtaining a scholarship to study overseas. </text:p>
      <text:h text:style-name="Heading_20_1" text:outline-level="1"><text:bookmark-start text:name="introducing-victor"/>Introducing Victor<text:bookmark-end text:name="introducing-victor"/></text:h>
      <text:p text:style-name="First_20_paragraph">Julia, in turn,<text:line-break/>introduces Cameron to Victor de Jong, a slight, elderly man who manages<text:line-break/>a photo agency archive and consults for the library. As a Dutch<text:line-break/>conscript, Victor had worked at KNIL headquarters, and after<text:line-break/>independence had stayed on and taken Indonesian citizenship. Victor<text:line-break/>provides a first-hand portrayal of General Simon Spoor, the commanding<text:line-break/>officer of KNIL, the colonial military force, battling the free-booting<text:line-break/>pilots. Though this research, a portrait emerges of a courageous and<text:line-break/>exceptionally skilled pilot who nonetheless was in serious financial<text:line-break/>difficulty. </text:p>
      <text:p text:style-name="Text_20_body"/>
      <text:h text:style-name="Heading_20_1" text:outline-level="1"><text:bookmark-start text:name="introducing-emeria"/>Introducing Emeria<text:bookmark-end text:name="introducing-emeria"/></text:h>
      <text:p text:style-name="First_20_paragraph">Victor also reveals another side. A talented artist and photographer, in<text:line-break/>his off-duty hours Victor participated photographing and writing reviews<text:line-break/>of art exhibitions and society gatherings where no one, save his<text:line-break/>flamboyant friend and fellow artist Auke Sonnega, knew he was a<text:line-break/>active-duty soldier. Julia notices a photo of a strikingly beautiful<text:line-break/>Indonesian woman in her late twenties who, though dressed in baggy,<text:line-break/>paint-splattered overalls, radiates elegance and poise. The caption<text:line-break/>reads "Emeria Soenassa in her studio, 1948". Julia asks Victor who she<text:line-break/>is. Victor replies "No one important", snatches the photo from the<text:line-break/>table and files it away. Julia's curiosity about Emeria leads her into<text:line-break/>the glittering social scene of post-war Batavia, introducing her to a<text:line-break/>charismatic, highly intelligent figure, the first female Indonesian<text:line-break/>painter of modern art, whose salon had been a nexus of support for the<text:line-break/>struggle for independence, where Dutch and Indonesian artists and<text:line-break/>art-lovers met as equals.</text:p>
      <text:h text:style-name="Heading_20_1" text:outline-level="1"><text:bookmark-start text:name="introducing-samuel-quiko"/>Introducing Samuel Quiko<text:bookmark-end text:name="introducing-samuel-quiko"/></text:h>
      <text:p text:style-name="First_20_paragraph">Sanyoto introduces Cameron to Samuel Quiko, the leader of a band playing<text:line-break/><text:span text:style-name="T1">keroncong</text:span>, whose lilting melodies and sentimental Dutch-language<text:line-break/>lyrics are adored by the older patrons. When Cameron mentions meeting<text:line-break/>Samuel to Julia, she disappears into the stacks, emerging with a<text:line-break/>magazine containing a photograph of a young Samuel with Emeria. But<text:line-break/>Cameron dismisses the idea of interviewing Samuel, saying someone who<text:line-break/>plays "music for seniors" is not relevant to their investigation. So<text:line-break/>Julia travels to Kampung Tugu on the outskirts of Jakarta to interview<text:line-break/>Samuel. Julia learns the Samuel's people, the Mardijikers, had been<text:line-break/>persecuted by youth militias as "brown Dutchmen" during the struggle.<text:line-break/>Samuel had secured protection for the Mardijikers by using his ability<text:line-break/>as a keroncong musician to be an accepted presence in both Batavia elite<text:line-break/>gatherings and Republican neighborhoods to transport guns and other<text:line-break/>contraband under the noses of Dutch street patrols.</text:p>
      <text:h text:style-name="Heading_20_1" text:outline-level="1"><text:bookmark-start text:name="bibit-bebet-bobot"/>Bibit Bebet Bobot<text:bookmark-end text:name="bibit-bebet-bobot"/></text:h>
      <text:p text:style-name="First_20_paragraph">Julia's father, Colonel Eddy, disapproves of her relationship with a Harley-riding<text:line-break/>foreigner with a sketchy job and unrealistic dreams. Eddy promises send Julia to post-graduate school in Germany, though Julia knows would be<text:line-break/>impossible on his military income. But an arranged date with the son of<text:line-break/>a family friend leads Julia to suspect that their respective fathers are<text:line-break/>cooking up a corrupt business deal.</text:p>
      <text:h text:style-name="Heading_20_1" text:outline-level="1"><text:bookmark-start text:name="fights-with-suryadarma"/>Fights with Suryadarma<text:bookmark-end text:name="fights-with-suryadarma"/></text:h>
      <text:p text:style-name="First_20_paragraph">During his tenure in the Air Force, Muharto was constantly at odds with Suryadarma. Muharto had joined the Air Force to fly, but Suryadarma believed that the Dutch-educated, polylingual Muharto was most useful in an administrative position. Freeberg and the other blockade runners also had their run-ins with Suryadarma, as he insisted on treating them as active-duty military officers, not independent civilian service providers. </text:p>
      <text:h text:style-name="Heading_20_1" text:outline-level="1"><text:bookmark-start text:name="cia-coup"/>CIA Coup<text:bookmark-end text:name="cia-coup"/></text:h>
      <text:p text:style-name="First_20_paragraph">Oblique, ambiguous comments in interviews and historical<text:line-break/>accounts convince Muharto and Cameron that General Simon Spoor had been<text:line-break/>plotting with the American consul-general and an agent of the newly<text:line-break/>formed CIA to foment a military coup to forestall an inevitable handover<text:line-break/>of the Netherlands East Indies to the Indonesians. Muharto agrees wholeheartedly with Cameron. In the Air Force, Muharto had suspected many senior officers of being clandestine communists attempting to undermine the nationalist Republican leaders. </text:p>
      <text:p text:style-name="Text_20_body">Breaking<text:line-break/>the story of an attempted coup a decade before Vietnam would be Camerons ticket to a high-profile journalistic career, and he and Muharto both descend a conspiracy rabbit hole, with each new discovery interpreted to support their conjecture.</text:p>
      <text:h text:style-name="Heading_20_1" text:outline-level="1"><text:bookmark-start text:name="black-flights"/>Black Flights<text:bookmark-end text:name="black-flights"/></text:h>
      <text:p text:style-name="First_20_paragraph">Cameron interviews Boediardjo, the brilliant, charismatic airman who was<text:line-break/>radio operator on every RI-002 mission until July 1948. Cameron learns<text:line-break/>that Freeberg had been under increasing financial pressure as the<text:line-break/>Republic lagged behind on payments, and that he looked increasing<text:line-break/>haggard first half of 1948. Boediardjo also reveals that Freeberg and<text:line-break/>Muharto had fallen out in April 1948 when Muharto had smuggled guns on<text:line-break/>RI-002 with Freeberg's knowledge. Muharto had subsequently been<text:line-break/>transferred to a desk job at Maguwo, and did not see Freeberg again<text:line-break/>until shortly before the final flight.</text:p>
      <text:h text:style-name="Heading_20_1" text:outline-level="1"><text:bookmark-start text:name="up-the-rabbit-hole"/>Up The Rabbit Hole<text:bookmark-end text:name="up-the-rabbit-hole"/></text:h>
      <text:p text:style-name="First_20_paragraph">Julia systematically unravels Cameron and Muharto's grand conspiracy<text:line-break/>with her own research. She discovers that Robert Koke had operated a<text:line-break/>"bohemian chic" hotel in Bali before the war and had been clearly<text:line-break/>sympathetic to the Indonesia desire for self-determination. She finds<text:line-break/>indications that Spoor's secretive meetings with American officials<text:line-break/>were to share information about possible gunrunning by corrupt KNIL<text:line-break/>officers. The most damning revelation was that Muharto had been the<text:line-break/>commanding officer of a CIA-sponsored air force during the Permesta<text:line-break/>rebellion of 1957. Seeing his prospects of a major book deal<text:line-break/>evaporating, Cameron rejects Julia's conclusions.</text:p>
      <text:h text:style-name="Heading_20_1" text:outline-level="1"><text:bookmark-start text:name="finding-emeria"/>Finding Emeria<text:bookmark-end text:name="finding-emeria"/></text:h>
      <text:p text:style-name="First_20_paragraph">Julia learns of Regina Maya, an artist who, as a teenager, was Emeria's<text:line-break/>domestic helper and credits her boss as the inspiration to pursue an<text:line-break/>artistic career herself. Regina reveals that Victor and Emeria had been<text:line-break/>lovers. When Julia confronts Victor with this information, he confesses<text:line-break/>that he actually had defected to the Republicans on the promise that<text:line-break/>Emeria would join him, but he had not seen her again. Julia eventually<text:line-break/>tracks down Emeria to a village near Jogjakarta, where she teaches art<text:line-break/>to children. After independence, Emeria had been granted a "colonial<text:line-break/>guilt" scholarship to study in the Netherlands, and subsequently<text:line-break/>married and settled there, returning to Indonesia after her husband's<text:line-break/>death a few years previously. Emeria regrets attempting to use Victor to<text:line-break/>obtain information about Spoor and his plans, but in war you do what you<text:line-break/>must.</text:p>
      <text:h text:style-name="Heading_20_1" text:outline-level="1"><text:bookmark-start text:name="raid-on-karangendah"/>Raid on Karangendah <text:bookmark-end text:name="raid-on-karangendah"/></text:h>
      <text:p text:style-name="First_20_paragraph">In December 1988, Julia finds a photograph of RI-002 guarded by a<text:line-break/>Dutch soldier. Based on the surrounding landscape, Muharto believes the airstrip to be Karangendah. Cameron flies to Palembang to confirm this theory, but is denied access to the base, no an Army tank training ground. Cameron enlists the help of Anwar Congo, a local preman leader, to sneak into the base and take photographs. Later, Anwar reveals that he had organized the clandestine shipment of guns purchased with gold bullion by KNIL officers to Bukittinggi. </text:p>
      <text:h text:style-name="Heading_20_1" text:outline-level="1"><text:bookmark-start text:name="cameron-deported"/>Cameron deported<text:bookmark-end text:name="cameron-deported"/></text:h>
      <text:p text:style-name="First_20_paragraph">Cameron returns to Jakarta, but Julia and her father are waiting at his rooming house. Colonel Eddy informs Cameron that he had been spotted at Karangendah, and will shortly be identified. Eddy gives Cameron a ticket for a flight to the United States leaving in a few hours. At the airport, Cameron offers to send for Julia and marry her, but Julia says she would prefer to take her post-graduated degree in Indones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
    <dc:description/>
    <dc:subject/>
    <meta:keyword/>
    <meta:initial-creator/>
    <dc:creator/>
    <meta:creation-date>2022-05-08T09:53:31Z</meta:creation-date>
    <dc:date>2022-05-08T09:53:31Z</dc:date>
  </office:meta>
</office:document-meta>
</file>